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4543in"/>
    </style:style>
    <style:style style:name="co8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6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5"/>
        <table:table-column table:style-name="co6" table:number-columns-repeated="1014" table:default-cell-style-name="ce1"/>
        <table:table-row table:style-name="ro2">
          <table:table-cell/>
          <table:table-cell office:value-type="string">
            <text:p>aleph partlist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4" office:value-type="string">
            <text:p>qty required</text:p>
          </table:table-cell>
          <table:table-cell table:style-name="ce6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5">
          <table:table-cell table:number-columns-repeated="1020"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analog</text:p>
          </table:table-cell>
          <table:table-cell office:value-type="float" office:value="1">
            <text:p>1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AT32UC3A0512-ALTTA</text:p>
          </table:table-cell>
          <table:table-cell office:value-type="string">
            <text:p>AT32UC3A0512-ALTTA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table:number-columns-repeated="2" office:value-type="string">
            <text:p>CY62157EV30LL-45ZXI</text:p>
          </table:table-cell>
          <table:table-cell office:value-type="string">
            <text:p>arrow</text:p>
          </table:table-cell>
          <table:table-cell office:value-type="float" office:value="1">
            <text:p>1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5">
          <table:table-cell office:value-type="float" office:value="1700">
            <text:p>1700</text:p>
          </table:table-cell>
          <table:table-cell table:number-columns-repeated="2" office:value-type="string">
            <text:p>AD8606ARZ</text:p>
          </table:table-cell>
          <table:table-cell office:value-type="string">
            <text:p>avnet</text:p>
          </table:table-cell>
          <table:table-cell office:value-type="float" office:value="15">
            <text:p>15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avnet</text:p>
          </table:table-cell>
          <table:table-cell office:value-type="float" office:value="1">
            <text:p>1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ms</text:p>
          </table:table-cell>
          <table:table-cell office:value-type="float" office:value="1">
            <text:p>1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5">
          <table:table-cell office:value-type="float" office:value="250">
            <text:p>250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1">
            <text:p>1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5">
          <table:table-cell office:value-type="float" office:value="250">
            <text:p>250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ms</text:p>
          </table:table-cell>
          <table:table-cell office:value-type="float" office:value="1">
            <text:p>1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tti</text:p>
          </table:table-cell>
          <table:table-cell office:value-type="float" office:value="1">
            <text:p>1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5">
          <table:table-cell office:value-type="float" office:value="401">
            <text:p>401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5">
          <table:table-cell office:value-type="float" office:value="110">
            <text:p>110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1">
            <text:p>1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ms</text:p>
          </table:table-cell>
          <table:table-cell office:value-type="float" office:value="1">
            <text:p>1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avnet</text:p>
          </table:table-cell>
          <table:table-cell office:value-type="float" office:value="1">
            <text:p>1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avnet</text:p>
          </table:table-cell>
          <table:table-cell office:value-type="float" office:value="1">
            <text:p>1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5">
          <table:table-cell office:value-type="float" office:value="3000">
            <text:p>3000</text:p>
          </table:table-cell>
          <table:table-cell office:value-type="string">
            <text:p>1N4148W-TP</text:p>
          </table:table-cell>
          <table:table-cell office:value-type="string">
            <text:p>833-1N4148W-TP</text:p>
          </table:table-cell>
          <table:table-cell office:value-type="string">
            <text:p>ms</text:p>
          </table:table-cell>
          <table:table-cell office:value-type="float" office:value="6">
            <text:p>6</text:p>
          </table:table-cell>
          <table:table-cell office:value-type="string">
            <text:p>diodes</text:p>
          </table:table-cell>
          <table:table-cell office:value-type="string">
            <text:p>D7-D12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5">
          <table:table-cell office:value-type="float" office:value="1000">
            <text:p>1000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ms</text:p>
          </table:table-cell>
          <table:table-cell office:value-type="float" office:value="6">
            <text:p>6</text:p>
          </table:table-cell>
          <table:table-cell office:value-type="string">
            <text:p>protection diodes</text:p>
          </table:table-cell>
          <table:table-cell office:value-type="string">
            <text:p>U1, U3, U11-U14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5">
          <table:table-cell office:value-type="float" office:value="250">
            <text:p>250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ms</text:p>
          </table:table-cell>
          <table:table-cell office:value-type="float" office:value="1">
            <text:p>1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ms</text:p>
          </table:table-cell>
          <table:table-cell office:value-type="float" office:value="1">
            <text:p>1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5">
          <table:table-cell office:value-type="float" office:value="120">
            <text:p>120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1">
            <text:p>1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NX5032GB-16MHZ-STD-CSK-5</text:p>
          </table:table-cell>
          <table:table-cell office:value-type="string">
            <text:p>644-1192-6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5">
          <table:table-cell office:value-type="float" office:value="500">
            <text:p>500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ADC filter</text:p>
          </table:table-cell>
          <table:table-cell office:value-type="string">
            <text:p>L6, L7, L9, L10</text:p>
          </table:table-cell>
          <table:table-cell table:number-columns-repeated="1013"/>
        </table:table-row>
        <table:table-row table:style-name="ro5">
          <table:table-cell office:value-type="float" office:value="500">
            <text:p>500</text:p>
          </table:table-cell>
          <table:table-cell office:value-type="string">
            <text:p>LW Q38E-Q1S2-3K6L-1</text:p>
          </table:table-cell>
          <table:table-cell office:value-type="string">
            <text:p>475-2831-6-ND</text:p>
          </table:table-cell>
          <table:table-cell office:value-type="string">
            <text:p>ms</text:p>
          </table:table-cell>
          <table:table-cell office:value-type="float" office:value="5">
            <text:p>5</text:p>
          </table:table-cell>
          <table:table-cell office:value-type="string">
            <text:p>white led</text:p>
          </table:table-cell>
          <table:table-cell office:value-type="string">
            <text:p>LED3, LED4, LED6, LED8</text:p>
          </table:table-cell>
          <table:table-cell table:number-columns-repeated="1013"/>
        </table:table-row>
        <table:table-row table:style-name="ro5">
          <table:table-cell office:value-type="float" office:value="350">
            <text:p>350</text:p>
          </table:table-cell>
          <table:table-cell office:value-type="string">
            <text:p>LTST-C170KRKT</text:p>
          </table:table-cell>
          <table:table-cell office:value-type="string">
            <text:p>160-1415-6-ND</text:p>
          </table:table-cell>
          <table:table-cell office:value-type="string">
            <text:p>dk</text:p>
          </table:table-cell>
          <table:table-cell office:value-type="float" office:value="3">
            <text:p>3</text:p>
          </table:table-cell>
          <table:table-cell office:value-type="string">
            <text:p>red led</text:p>
          </table:table-cell>
          <table:table-cell office:value-type="string">
            <text:p>LED5, LED7, LED12</text:p>
          </table:table-cell>
          <table:table-cell table:number-columns-repeated="1013"/>
        </table:table-row>
        <table:table-row table:style-name="ro5" table:number-rows-repeated="5">
          <table:table-cell table:number-columns-repeated="1020"/>
        </table:table-row>
        <table:table-row table:style-name="ro5">
          <table:table-cell/>
          <table:table-cell office:value-type="string">
            <text:p>T491A475K016AT</text:p>
          </table:table-cell>
          <table:table-cell office:value-type="string">
            <text:p>399-3697-2-ND</text:p>
          </table:table-cell>
          <table:table-cell office:value-type="string">
            <text:p>dk</text:p>
          </table:table-cell>
          <table:table-cell office:value-type="float" office:value="6">
            <text:p>6</text:p>
          </table:table-cell>
          <table:table-cell office:value-type="string">
            <text:p>cap 4.7u tant 1206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6">
            <text:p>36</text:p>
          </table:table-cell>
          <table:table-cell office:value-type="string">
            <text:p>cap 10u tant 1206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T491A226K010AT</text:p>
          </table:table-cell>
          <table:table-cell office:value-type="string">
            <text:p>399-8280-2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ap 22u tant 1206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T491A476M006AT</text:p>
          </table:table-cell>
          <table:table-cell office:value-type="string">
            <text:p>399-3700-1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ap 47u tant 1206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T491A686K006AT</text:p>
          </table:table-cell>
          <table:table-cell office:value-type="string">
            <text:p>399-4698-2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cap 68u tant 1206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TAJB107M010RNJ</text:p>
          </table:table-cell>
          <table:table-cell office:value-type="string">
            <text:p>478-5801-2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cap 100u tant 1210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T495C226K016ZTE350</text:p>
          </table:table-cell>
          <table:table-cell office:value-type="string">
            <text:p>495-1540-2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ap 22u tant 6032 (power in)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T495L107K010ZTE180</text:p>
          </table:table-cell>
          <table:table-cell office:value-type="string">
            <text:p>399-5193-2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cap 100u tant 7374 (power out)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1608C0G1H080D080AA</text:p>
          </table:table-cell>
          <table:table-cell office:value-type="string">
            <text:p>445-5043-2-ND 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cap 8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1608C0G1H220J080AA</text:p>
          </table:table-cell>
          <table:table-cell office:value-type="string">
            <text:p>445-1273-2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cap 22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1608C0G1H101J080AA</text:p>
          </table:table-cell>
          <table:table-cell office:value-type="string">
            <text:p>445-1281-2-ND</text:p>
          </table:table-cell>
          <table:table-cell office:value-type="string">
            <text:p>dk</text:p>
          </table:table-cell>
          <table:table-cell office:value-type="float" office:value="18">
            <text:p>18</text:p>
          </table:table-cell>
          <table:table-cell office:value-type="string">
            <text:p>cap 100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0603C121J5GACTU</text:p>
          </table:table-cell>
          <table:table-cell office:value-type="string">
            <text:p>399-1062-2-ND</text:p>
          </table:table-cell>
          <table:table-cell office:value-type="string">
            <text:p>dk</text:p>
          </table:table-cell>
          <table:table-cell office:value-type="float" office:value="8">
            <text:p>8</text:p>
          </table:table-cell>
          <table:table-cell office:value-type="string">
            <text:p>cap 120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L10C221JB8NNNC</text:p>
          </table:table-cell>
          <table:table-cell office:value-type="string">
            <text:p>1276-1048-2-ND</text:p>
          </table:table-cell>
          <table:table-cell office:value-type="string">
            <text:p>dk</text:p>
          </table:table-cell>
          <table:table-cell office:value-type="float" office:value="5">
            <text:p>5</text:p>
          </table:table-cell>
          <table:table-cell office:value-type="string">
            <text:p>cap 220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L10C331JB8NNNC</text:p>
          </table:table-cell>
          <table:table-cell office:value-type="string">
            <text:p>1276-1073-2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cap 330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C0603KRX7R9BB391</text:p>
          </table:table-cell>
          <table:table-cell office:value-type="string">
            <text:p>311-1187-2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ap 390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L10C471JB8NCNC</text:p>
          </table:table-cell>
          <table:table-cell office:value-type="string">
            <text:p>1276-2302-2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ap 470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1608X7R1H681K</text:p>
          </table:table-cell>
          <table:table-cell office:value-type="string">
            <text:p>445-5077-2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ap 680p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L10B102KB8NNNC</text:p>
          </table:table-cell>
          <table:table-cell office:value-type="string">
            <text:p>1276-1018-2-ND</text:p>
          </table:table-cell>
          <table:table-cell office:value-type="string">
            <text:p>dk</text:p>
          </table:table-cell>
          <table:table-cell office:value-type="float" office:value="8">
            <text:p>8</text:p>
          </table:table-cell>
          <table:table-cell office:value-type="string">
            <text:p>cap 1n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L10B222KB8SFNC</text:p>
          </table:table-cell>
          <table:table-cell office:value-type="string">
            <text:p>1276-1992-2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cap 2.2n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L10B272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5">
            <text:p>5</text:p>
          </table:table-cell>
          <table:table-cell office:value-type="string">
            <text:p>Cap 2.7n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L10B562KB8SFNC</text:p>
          </table:table-cell>
          <table:table-cell office:value-type="string">
            <text:p>1276-2092-2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Cap 5.6n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L10B333KB8SFNC</text:p>
          </table:table-cell>
          <table:table-cell office:value-type="string">
            <text:p>1276-2042-1-ND</text:p>
          </table:table-cell>
          <table:table-cell office:value-type="string">
            <text:p>dk</text:p>
          </table:table-cell>
          <table:table-cell office:value-type="float" office:value="11">
            <text:p>11</text:p>
          </table:table-cell>
          <table:table-cell office:value-type="string">
            <text:p>cap 33n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CC0603ZRY5V9BB104</text:p>
          </table:table-cell>
          <table:table-cell office:value-type="string">
            <text:p>311-1343-2-ND</text:p>
          </table:table-cell>
          <table:table-cell office:value-type="string">
            <text:p>dk</text:p>
          </table:table-cell>
          <table:table-cell office:value-type="float" office:value="61">
            <text:p>61</text:p>
          </table:table-cell>
          <table:table-cell office:value-type="string">
            <text:p>cap 100n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UMK107BJ105KA-T</text:p>
          </table:table-cell>
          <table:table-cell office:value-type="string">
            <text:p>587-2400-2-ND</text:p>
          </table:table-cell>
          <table:table-cell office:value-type="string">
            <text:p>dk</text:p>
          </table:table-cell>
          <table:table-cell office:value-type="float" office:value="12">
            <text:p>12</text:p>
          </table:table-cell>
          <table:table-cell office:value-type="string">
            <text:p>cap 1u 0603</text:p>
          </table:table-cell>
          <table:table-cell table:number-columns-repeated="1014"/>
        </table:table-row>
        <table:table-row table:style-name="ro5">
          <table:table-cell table:number-columns-repeated="1020"/>
        </table:table-row>
        <table:table-row table:style-name="ro5">
          <table:table-cell/>
          <table:table-cell office:value-type="string">
            <text:p>RC0603JR-070RL</text:p>
          </table:table-cell>
          <table:table-cell office:value-type="string">
            <text:p>311-0.0GRTR-ND</text:p>
          </table:table-cell>
          <table:table-cell office:value-type="string">
            <text:p>dk</text:p>
          </table:table-cell>
          <table:table-cell office:value-type="float" office:value="15">
            <text:p>15</text:p>
          </table:table-cell>
          <table:table-cell office:value-type="string">
            <text:p>res 0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JR-0722RL</text:p>
          </table:table-cell>
          <table:table-cell office:value-type="string">
            <text:p>311-22GRTR-ND</text:p>
          </table:table-cell>
          <table:table-cell office:value-type="string">
            <text:p>dk</text:p>
          </table:table-cell>
          <table:table-cell office:value-type="float" office:value="3">
            <text:p>3</text:p>
          </table:table-cell>
          <table:table-cell office:value-type="string">
            <text:p>Res 22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JR-0733RL</text:p>
          </table:table-cell>
          <table:table-cell office:value-type="string">
            <text:p>311-33GRTR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Res 33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JR-0739RL</text:p>
          </table:table-cell>
          <table:table-cell office:value-type="string">
            <text:p>311-39GRTR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Res 39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120RL</text:p>
          </table:table-cell>
          <table:table-cell office:value-type="string">
            <text:p>311-120HRTR-ND </text:p>
          </table:table-cell>
          <table:table-cell office:value-type="string">
            <text:p>dk</text:p>
          </table:table-cell>
          <table:table-cell office:value-type="float" office:value="6">
            <text:p>6</text:p>
          </table:table-cell>
          <table:table-cell office:value-type="string">
            <text:p>Res 120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150RL</text:p>
          </table:table-cell>
          <table:table-cell office:value-type="string">
            <text:p>311-150HRTR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Res 150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237RL</text:p>
          </table:table-cell>
          <table:table-cell office:value-type="string">
            <text:p>311-237HRTR-ND</text:p>
          </table:table-cell>
          <table:table-cell office:value-type="string">
            <text:p>dk</text:p>
          </table:table-cell>
          <table:table-cell office:value-type="float" office:value="8">
            <text:p>8</text:p>
          </table:table-cell>
          <table:table-cell office:value-type="string">
            <text:p>Res 237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270RL</text:p>
          </table:table-cell>
          <table:table-cell office:value-type="string">
            <text:p>311-270HRTR-ND</text:p>
          </table:table-cell>
          <table:table-cell office:value-type="string">
            <text:p>dk</text:p>
          </table:table-cell>
          <table:table-cell office:value-type="float" office:value="8">
            <text:p>8</text:p>
          </table:table-cell>
          <table:table-cell office:value-type="string">
            <text:p>Res 270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562RL</text:p>
          </table:table-cell>
          <table:table-cell office:value-type="string">
            <text:p>311-562HRTR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Res 562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604RL</text:p>
          </table:table-cell>
          <table:table-cell office:value-type="string">
            <text:p>311-604HRTR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Res 604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JR-071KL</text:p>
          </table:table-cell>
          <table:table-cell office:value-type="string">
            <text:p>311-1.0KGRTR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Res 1.0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1K65L</text:p>
          </table:table-cell>
          <table:table-cell office:value-type="string">
            <text:p>311-1.65KHRTR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Res 1.65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2K74L</text:p>
          </table:table-cell>
          <table:table-cell office:value-type="string">
            <text:p>311-2.74KHRTR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Res 2.74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3K32L</text:p>
          </table:table-cell>
          <table:table-cell office:value-type="string">
            <text:p>311-3.32KHRTR-ND</text:p>
          </table:table-cell>
          <table:table-cell office:value-type="string">
            <text:p>dk</text:p>
          </table:table-cell>
          <table:table-cell office:value-type="float" office:value="5">
            <text:p>5</text:p>
          </table:table-cell>
          <table:table-cell office:value-type="string">
            <text:p>Res 3.32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JR-074K7L</text:p>
          </table:table-cell>
          <table:table-cell office:value-type="string">
            <text:p>311-4.7KGRTR-ND</text:p>
          </table:table-cell>
          <table:table-cell office:value-type="string">
            <text:p>dk</text:p>
          </table:table-cell>
          <table:table-cell office:value-type="float" office:value="6">
            <text:p>6</text:p>
          </table:table-cell>
          <table:table-cell office:value-type="string">
            <text:p>Res 4.7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5K49L</text:p>
          </table:table-cell>
          <table:table-cell office:value-type="string">
            <text:p>311-5.49KHRTR-ND</text:p>
          </table:table-cell>
          <table:table-cell office:value-type="string">
            <text:p>dk</text:p>
          </table:table-cell>
          <table:table-cell office:value-type="float" office:value="8">
            <text:p>8</text:p>
          </table:table-cell>
          <table:table-cell office:value-type="string">
            <text:p>Res 5.49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5K76L</text:p>
          </table:table-cell>
          <table:table-cell office:value-type="string">
            <text:p>311-5.76KHRTR-ND</text:p>
          </table:table-cell>
          <table:table-cell office:value-type="string">
            <text:p>dk</text:p>
          </table:table-cell>
          <table:table-cell office:value-type="float" office:value="16">
            <text:p>16</text:p>
          </table:table-cell>
          <table:table-cell office:value-type="string">
            <text:p>Res 5.76k 0603 !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JR-0710KL</text:p>
          </table:table-cell>
          <table:table-cell office:value-type="string">
            <text:p>311-10KGRTR-ND</text:p>
          </table:table-cell>
          <table:table-cell office:value-type="string">
            <text:p>dk</text:p>
          </table:table-cell>
          <table:table-cell office:value-type="float" office:value="28">
            <text:p>28</text:p>
          </table:table-cell>
          <table:table-cell office:value-type="string">
            <text:p>res 10k 0603 !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11KL</text:p>
          </table:table-cell>
          <table:table-cell office:value-type="string">
            <text:p>311-11.0KHRTR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res 11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13K3L</text:p>
          </table:table-cell>
          <table:table-cell office:value-type="string">
            <text:p>311-13.3KHRTR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Res 13.3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18KL</text:p>
          </table:table-cell>
          <table:table-cell office:value-type="string">
            <text:p>311-18.0KHRTR-ND</text:p>
          </table:table-cell>
          <table:table-cell office:value-type="string">
            <text:p>dk</text:p>
          </table:table-cell>
          <table:table-cell office:value-type="float" office:value="15">
            <text:p>15</text:p>
          </table:table-cell>
          <table:table-cell office:value-type="string">
            <text:p>res 18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20KL</text:p>
          </table:table-cell>
          <table:table-cell office:value-type="string">
            <text:p>311-20.0KHRTR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res 20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47KL</text:p>
          </table:table-cell>
          <table:table-cell office:value-type="string">
            <text:p>311-47.0KHRTR-ND</text:p>
          </table:table-cell>
          <table:table-cell office:value-type="string">
            <text:p>dk</text:p>
          </table:table-cell>
          <table:table-cell office:value-type="float" office:value="7">
            <text:p>7</text:p>
          </table:table-cell>
          <table:table-cell office:value-type="string">
            <text:p>res 47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49K9L</text:p>
          </table:table-cell>
          <table:table-cell office:value-type="string">
            <text:p>311-49.9KHRTR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Res 49.9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JR-0756KL</text:p>
          </table:table-cell>
          <table:table-cell office:value-type="string">
            <text:p>311-56KGRTR-ND</text:p>
          </table:table-cell>
          <table:table-cell office:value-type="string">
            <text:p>dk</text:p>
          </table:table-cell>
          <table:table-cell office:value-type="float" office:value="2">
            <text:p>2</text:p>
          </table:table-cell>
          <table:table-cell office:value-type="string">
            <text:p>res 56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100KL</text:p>
          </table:table-cell>
          <table:table-cell office:value-type="string">
            <text:p>311-100KHRTR-ND</text:p>
          </table:table-cell>
          <table:table-cell office:value-type="string">
            <text:p>dk</text:p>
          </table:table-cell>
          <table:table-cell office:value-type="float" office:value="17">
            <text:p>17</text:p>
          </table:table-cell>
          <table:table-cell office:value-type="string">
            <text:p>res 100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118KL</text:p>
          </table:table-cell>
          <table:table-cell office:value-type="string">
            <text:p>311-118KHRTR-ND</text:p>
          </table:table-cell>
          <table:table-cell office:value-type="string">
            <text:p>dk</text:p>
          </table:table-cell>
          <table:table-cell office:value-type="float" office:value="1">
            <text:p>1</text:p>
          </table:table-cell>
          <table:table-cell office:value-type="string">
            <text:p>res 118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470KL</text:p>
          </table:table-cell>
          <table:table-cell office:value-type="string">
            <text:p>311-470KHRTR-ND</text:p>
          </table:table-cell>
          <table:table-cell office:value-type="string">
            <text:p>dk</text:p>
          </table:table-cell>
          <table:table-cell office:value-type="float" office:value="5">
            <text:p>5</text:p>
          </table:table-cell>
          <table:table-cell office:value-type="string">
            <text:p>res 470k 0603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RC0603FR-07750KL</text:p>
          </table:table-cell>
          <table:table-cell office:value-type="string">
            <text:p>311-750KHRTR-ND</text:p>
          </table:table-cell>
          <table:table-cell office:value-type="string">
            <text:p>dk</text:p>
          </table:table-cell>
          <table:table-cell office:value-type="float" office:value="4">
            <text:p>4</text:p>
          </table:table-cell>
          <table:table-cell office:value-type="string">
            <text:p>res 750k 0603</text:p>
          </table:table-cell>
          <table:table-cell table:number-columns-repeated="1014"/>
        </table:table-row>
        <table:table-row table:style-name="ro5" table:number-rows-repeated="1048475">
          <table:table-cell table:number-columns-repeated="1020"/>
        </table:table-row>
        <table:table-row table:style-name="ro5">
          <table:table-cell table:number-columns-repeated="1020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11/12/2013</text:date>, <text:time>09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11-12T09:49:40</dc:date>
    <dc:creator>brian crabtree</dc:creator>
    <meta:editing-duration>P60DT9H4M7S</meta:editing-duration>
    <meta:editing-cycles>190</meta:editing-cycles>
    <meta:generator>OpenOffice.org/3.3$Unix OpenOffice.org_project/330m20$Build-9567</meta:generator>
    <meta:document-statistic meta:table-count="3" meta:cell-count="739" meta:object-count="0"/>
    <meta:user-defined meta:name=""/>
  </office:meta>
</office:document-meta>
</file>